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roller.startDemo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troller.productDetail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troller.onDestroy( Http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troller.beg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ler.onCreat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30">
            <text:p text:style-name="Table_20_Contents">3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